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3" style:family="table" style:master-page-name="Таблица">
      <style:table-properties style:width="26.702cm" style:page-number="auto" table:align="margins"/>
    </style:style>
    <style:style style:name="Таблица3.A" style:family="table-column">
      <style:table-column-properties style:column-width="7.985cm" style:rel-column-width="19598*"/>
    </style:style>
    <style:style style:name="Таблица3.B" style:family="table-column">
      <style:table-column-properties style:column-width="11.963cm" style:rel-column-width="29360*"/>
    </style:style>
    <style:style style:name="Таблица3.C" style:family="table-column">
      <style:table-column-properties style:column-width="6.754cm" style:rel-column-width="16577*"/>
    </style:style>
    <style:style style:name="Таблица3.A1" style:family="table-cell">
      <style:table-cell-properties fo:padding="0.097cm" fo:border="none"/>
    </style:style>
    <style:style style:name="Таблица1" style:family="table">
      <style:table-properties style:width="26.702cm" table:align="margins"/>
    </style:style>
    <style:style style:name="Таблица1.A" style:family="table-column">
      <style:table-column-properties style:column-width="3.3cm" style:rel-column-width="8100*"/>
    </style:style>
    <style:style style:name="Таблица1.B" style:family="table-column">
      <style:table-column-properties style:column-width="1.169cm" style:rel-column-width="2869*"/>
    </style:style>
    <style:style style:name="Таблица1.C" style:family="table-column">
      <style:table-column-properties style:column-width="1.171cm" style:rel-column-width="2874*"/>
    </style:style>
    <style:style style:name="Таблица1.U" style:family="table-column">
      <style:table-column-properties style:column-width="1.175cm" style:rel-column-width="2884*"/>
    </style:style>
    <style:style style:name="Таблица1.1" style:family="table-row">
      <style:table-row-properties style:min-row-height="0.503cm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R1" style:family="table-cell">
      <style:table-cell-properties style:vertical-align="middle" fo:padding="0.097cm" fo:border="0.002cm solid #000000"/>
    </style:style>
    <style:style style:name="Таблица1.2" style:family="table-row">
      <style:table-row-properties style:min-row-height="0.534cm"/>
    </style:style>
    <style:style style:name="Таблица1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T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.4" style:family="table-row">
      <style:table-row-properties style:min-row-height="0.291cm"/>
    </style:style>
    <style:style style:name="Таблица2" style:family="table">
      <style:table-properties style:width="26.702cm" table:align="margins"/>
    </style:style>
    <style:style style:name="Таблица2.A" style:family="table-column">
      <style:table-column-properties style:column-width="3.815cm" style:rel-column-width="9362*"/>
    </style:style>
    <style:style style:name="Таблица2.G" style:family="table-column">
      <style:table-column-properties style:column-width="3.815cm" style:rel-column-width="9363*"/>
    </style:style>
    <style:style style:name="Таблица2.1" style:family="table-row">
      <style:table-row-properties style:min-row-height="0.556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G1" style:family="table-cell">
      <style:table-cell-properties fo:padding="0.097cm" fo:border="0.002cm solid #000000"/>
    </style:style>
    <style:style style:name="Таблица2.D2" style:family="table-cell">
      <style:table-cell-properties fo:padding="0.097cm" fo:border-left="0.002cm solid #000000" fo:border-right="none" fo:border-top="none" fo:border-bottom="0.002cm solid #000000"/>
    </style:style>
    <style:style style:name="Таблица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G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G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Пустой_20_колонтитул">
      <style:paragraph-properties fo:text-align="end" style:justify-single-word="false"/>
      <style:text-properties style:font-name="Arial" fo:font-size="8pt" fo:language="ru" fo:country="RU" style:font-size-asian="8pt" style:font-size-complex="8pt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rotation-angle="90" style:text-rotation-scale="line-heigh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rotation-angle="0" style:text-rotation-scale="line-heigh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language="en" fo:country="US" style:font-size-asian="10pt" style:font-size-complex="10pt"/>
    </style:style>
    <style:style style:name="P9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12" style:family="paragraph" style:parent-style-name="Table_20_Contents">
      <style:text-properties fo:language="ru" fo:country="RU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4" style:family="paragraph" style:parent-style-name="Standard">
      <style:text-properties style:font-name="Arial" fo:font-size="10pt" style:font-size-asian="10pt" style:font-size-complex="10pt" style:text-rotation-angle="90" style:text-rotation-scale="line-heigh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 style:text-rotation-angle="90" style:text-rotation-scale="line-height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 style:text-rotation-angle="0" style:text-rotation-scale="line-height"/>
    </style:style>
    <style:style style:name="P18" style:family="paragraph" style:parent-style-name="Standard">
      <style:text-properties style:font-name="Arial" fo:font-size="10pt" fo:language="en" fo:country="US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8pt" fo:language="ru" fo:country="RU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Text_20_body">
      <style:text-properties style:font-name="Arial" fo:font-size="10pt" style:font-size-asian="10pt" style:font-size-complex="10pt"/>
    </style:style>
    <style:style style:name="P24" style:family="paragraph" style:parent-style-name="Text_20_body">
      <style:paragraph-properties fo:text-align="end" style:justify-single-word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7" style:family="paragraph" style:parent-style-name="Text_20_body" style:master-page-name="Без_20_колонтитулов">
      <style:paragraph-properties fo:text-align="end" style:justify-single-word="false" style:page-number="auto"/>
      <style:text-properties style:font-name="Arial" fo:font-size="10pt" style:font-size-asian="10pt" style:font-size-complex="10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ru" fo:country="RU"/>
    </style:style>
    <style:style style:name="T2" style:family="text">
      <style:text-properties style:font-name="Arial" fo:font-size="10pt" fo:language="ru" fo:country="RU" style:font-size-asian="10pt" style:font-size-complex="10pt"/>
    </style:style>
    <style:style style:name="T3" style:family="text">
      <style:text-properties style:font-name="Arial" fo:font-size="10pt" fo:language="en" fo:country="US" style:font-size-asian="10pt" style:font-size-complex="10pt"/>
    </style:style>
    <style:style style:name="T4" style:family="text">
      <style:text-properties style:font-name="Arial" fo:font-size="8pt" fo:language="en" fo:country="US" style:font-size-asian="8pt" style:font-size-complex="8pt"/>
    </style:style>
    <style:style style:name="T5" style:family="text">
      <style:text-properties style:use-window-font-color="true" style:text-outline="false" style:text-line-through-style="none" style:font-name="Segoe UI" fo:font-size="9pt" fo:letter-spacing="normal" fo:language="en" fo:country="US" fo:font-style="normal" fo:text-shadow="none" style:text-underline-style="none" fo:font-weight="normal" style:letter-kerning="true" style:font-name-asian="Segoe UI" style:font-size-asian="9pt" style:font-style-asian="normal" style:font-weight-asian="normal" style:font-name-complex="Segoe UI" style:font-size-complex="9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language="en" fo:country="US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text:tracked-changes text:track-changes="false">
        <text:changed-region xml:id="ct304444144" text:id="ct304444144">
          <text:insertion>
            <office:change-info>
              <dc:creator>&lt;анонимный&gt;</dc:creator>
              <dc:date>2013-02-22T16:10:00</dc:date>
            </office:change-info>
          </text:insertion>
        </text:changed-region>
        <text:changed-region xml:id="ct304451320" text:id="ct304451320">
          <text:insertion>
            <office:change-info>
              <dc:creator>&lt;анонимный&gt;</dc:creator>
              <dc:date>2013-02-25T10:58:00</dc:date>
            </office:change-info>
          </text:insertion>
        </text:changed-region>
        <text:changed-region xml:id="ct304456936" text:id="ct304456936">
          <text:insertion>
            <office:change-info>
              <dc:creator>&lt;анонимный&gt;</dc:creator>
              <dc:date>2012-08-30T12:51:00</dc:date>
            </office:change-info>
          </text:insertion>
        </text:changed-region>
        <text:changed-region xml:id="ct304447992" text:id="ct304447992">
          <text:insertion>
            <office:change-info>
              <dc:creator>&lt;анонимный&gt;</dc:creator>
              <dc:date>2012-08-30T12:51:00</dc:date>
            </office:change-info>
          </text:insertion>
        </text:changed-region>
        <text:changed-region xml:id="ct304454024" text:id="ct304454024">
          <text:insertion>
            <office:change-info>
              <dc:creator>&lt;анонимный&gt;</dc:creator>
              <dc:date>2012-08-30T12:52:00</dc:date>
            </office:change-info>
          </text:insertion>
        </text:changed-region>
        <text:changed-region xml:id="ct304446432" text:id="ct304446432">
          <text:insertion>
            <office:change-info>
              <dc:creator>&lt;анонимный&gt;</dc:creator>
              <dc:date>2012-08-30T12:54:00</dc:date>
            </office:change-info>
          </text:insertion>
        </text:changed-region>
        <text:changed-region xml:id="ct304447472" text:id="ct304447472">
          <text:insertion>
            <office:change-info>
              <dc:creator>&lt;анонимный&gt;</dc:creator>
              <dc:date>2012-08-30T12:54:00</dc:date>
            </office:change-info>
          </text:insertion>
        </text:changed-region>
        <text:changed-region xml:id="ct304450072" text:id="ct304450072">
          <text:insertion>
            <office:change-info>
              <dc:creator>&lt;анонимный&gt;</dc:creator>
              <dc:date>2012-08-30T12:54:00</dc:date>
            </office:change-info>
          </text:insertion>
        </text:changed-region>
        <text:changed-region xml:id="ct304443520" text:id="ct304443520">
          <text:insertion>
            <office:change-info>
              <dc:creator>&lt;анонимный&gt;</dc:creator>
              <dc:date>2012-08-30T12:56:00</dc:date>
            </office:change-info>
          </text:insertion>
        </text:changed-region>
        <text:changed-region xml:id="ct304456728" text:id="ct304456728">
          <text:insertion>
            <office:change-info>
              <dc:creator>&lt;анонимный&gt;</dc:creator>
              <dc:date>2012-08-30T12:57:00</dc:date>
            </office:change-info>
          </text:insertion>
        </text:changed-region>
        <text:changed-region xml:id="ct304448096" text:id="ct304448096">
          <text:insertion>
            <office:change-info>
              <dc:creator>&lt;анонимный&gt;</dc:creator>
              <dc:date>2012-08-30T12:57:00</dc:date>
            </office:change-info>
          </text:insertion>
        </text:changed-region>
        <text:changed-region xml:id="ct304451112" text:id="ct304451112">
          <text:insertion>
            <office:change-info>
              <dc:creator>&lt;анонимный&gt;</dc:creator>
              <dc:date>2012-08-30T12:58:00</dc:date>
            </office:change-info>
          </text:insertion>
        </text:changed-region>
        <text:changed-region xml:id="ct304441440" text:id="ct304441440">
          <text:insertion>
            <office:change-info>
              <dc:creator>&lt;анонимный&gt;</dc:creator>
              <dc:date>2012-08-30T12:58:00</dc:date>
            </office:change-info>
          </text:insertion>
        </text:changed-region>
        <text:changed-region xml:id="ct304448824" text:id="ct304448824">
          <text:insertion>
            <office:change-info>
              <dc:creator>&lt;анонимный&gt;</dc:creator>
              <dc:date>2012-08-30T12:58:00</dc:date>
            </office:change-info>
          </text:insertion>
        </text:changed-region>
        <text:changed-region xml:id="ct304444768" text:id="ct304444768">
          <text:insertion>
            <office:change-info>
              <dc:creator>&lt;анонимный&gt;</dc:creator>
              <dc:date>2012-08-30T12:59:00</dc:date>
            </office:change-info>
          </text:insertion>
        </text:changed-region>
        <text:changed-region xml:id="ct304447160" text:id="ct304447160">
          <text:insertion>
            <office:change-info>
              <dc:creator>&lt;анонимный&gt;</dc:creator>
              <dc:date>2012-08-30T12:59:00</dc:date>
            </office:change-info>
          </text:insertion>
        </text:changed-region>
        <text:changed-region xml:id="ct304444040" text:id="ct304444040">
          <text:insertion>
            <office:change-info>
              <dc:creator>&lt;анонимный&gt;</dc:creator>
              <dc:date>2012-08-30T13:00:00</dc:date>
            </office:change-info>
          </text:insertion>
        </text:changed-region>
        <text:changed-region xml:id="ct304446536" text:id="ct304446536">
          <text:insertion>
            <office:change-info>
              <dc:creator>&lt;анонимный&gt;</dc:creator>
              <dc:date>2012-08-30T13:01:00</dc:date>
            </office:change-info>
          </text:insertion>
        </text:changed-region>
        <text:changed-region xml:id="ct304447680" text:id="ct304447680">
          <text:insertion>
            <office:change-info>
              <dc:creator>&lt;анонимный&gt;</dc:creator>
              <dc:date>2012-08-30T13:02:00</dc:date>
            </office:change-info>
          </text:insertion>
        </text:changed-region>
        <text:changed-region xml:id="ct304443416" text:id="ct304443416">
          <text:insertion>
            <office:change-info>
              <dc:creator>&lt;анонимный&gt;</dc:creator>
              <dc:date>2012-08-30T13:03:00</dc:date>
            </office:change-info>
          </text:insertion>
        </text:changed-region>
        <text:changed-region xml:id="ct304445288" text:id="ct304445288">
          <text:insertion>
            <office:change-info>
              <dc:creator>&lt;анонимный&gt;</dc:creator>
              <dc:date>2012-08-30T13:03:00</dc:date>
            </office:change-info>
          </text:insertion>
        </text:changed-region>
        <text:changed-region xml:id="ct304449344" text:id="ct304449344">
          <text:insertion>
            <office:change-info>
              <dc:creator>&lt;анонимный&gt;</dc:creator>
              <dc:date>2012-08-30T13:03:00</dc:date>
            </office:change-info>
          </text:insertion>
        </text:changed-region>
        <text:changed-region xml:id="ct304456000" text:id="ct304456000">
          <text:insertion>
            <office:change-info>
              <dc:creator>&lt;анонимный&gt;</dc:creator>
              <dc:date>2013-02-20T13:16:00</dc:date>
            </office:change-info>
          </text:insertion>
        </text:changed-region>
        <text:changed-region xml:id="ct304443936" text:id="ct304443936">
          <text:insertion>
            <office:change-info>
              <dc:creator>&lt;анонимный&gt;</dc:creator>
              <dc:date>2013-02-20T13:27:00</dc:date>
            </office:change-info>
          </text:insertion>
        </text:changed-region>
        <text:changed-region xml:id="ct304449656" text:id="ct304449656">
          <text:insertion>
            <office:change-info>
              <dc:creator>&lt;анонимный&gt;</dc:creator>
              <dc:date>2013-02-20T13:25:00</dc:date>
            </office:change-info>
          </text:insertion>
        </text:changed-region>
        <text:changed-region xml:id="ct304444456" text:id="ct304444456">
          <text:insertion>
            <office:change-info>
              <dc:creator>&lt;анонимный&gt;</dc:creator>
              <dc:date>2013-02-20T13:27:00</dc:date>
            </office:change-info>
          </text:insertion>
        </text:changed-region>
        <text:changed-region xml:id="ct304451424" text:id="ct304451424">
          <text:insertion>
            <office:change-info>
              <dc:creator>&lt;анонимный&gt;</dc:creator>
              <dc:date>2013-02-20T13:32:00</dc:date>
            </office:change-info>
          </text:insertion>
        </text:changed-region>
        <text:changed-region xml:id="ct304449032" text:id="ct304449032">
          <text:insertion>
            <office:change-info>
              <dc:creator>&lt;анонимный&gt;</dc:creator>
              <dc:date>2013-02-20T13:33:00</dc:date>
            </office:change-info>
          </text:insertion>
        </text:changed-region>
        <text:changed-region xml:id="ct304445704" text:id="ct304445704">
          <text:insertion>
            <office:change-info>
              <dc:creator>&lt;анонимный&gt;</dc:creator>
              <dc:date>2013-02-20T15:04:00</dc:date>
            </office:change-info>
          </text:insertion>
        </text:changed-region>
        <text:changed-region xml:id="ct304452256" text:id="ct304452256">
          <text:insertion>
            <office:change-info>
              <dc:creator>&lt;анонимный&gt;</dc:creator>
              <dc:date>2013-02-20T15:50:00</dc:date>
            </office:change-info>
          </text:insertion>
        </text:changed-region>
        <text:changed-region xml:id="ct304448304" text:id="ct304448304">
          <text:insertion>
            <office:change-info>
              <dc:creator>&lt;анонимный&gt;</dc:creator>
              <dc:date>2013-02-20T15:52:00</dc:date>
            </office:change-info>
          </text:insertion>
        </text:changed-region>
        <text:changed-region xml:id="ct304456832" text:id="ct304456832">
          <text:insertion>
            <office:change-info>
              <dc:creator>&lt;анонимный&gt;</dc:creator>
              <dc:date>2013-02-20T15:53:00</dc:date>
            </office:change-info>
          </text:insertion>
        </text:changed-region>
        <text:changed-region xml:id="ct304443728" text:id="ct304443728">
          <text:insertion>
            <office:change-info>
              <dc:creator>&lt;анонимный&gt;</dc:creator>
              <dc:date>2013-02-20T15:53:00</dc:date>
            </office:change-info>
          </text:insertion>
        </text:changed-region>
        <text:changed-region xml:id="ct304455584" text:id="ct304455584">
          <text:insertion>
            <office:change-info>
              <dc:creator>&lt;анонимный&gt;</dc:creator>
              <dc:date>2013-02-20T15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26">Министерство здравоохранения Российской Федерации</text:p>
            <text:p text:style-name="P25">ФГБУ «ФНКЦ ДГОИ им. Дмитрия Рогачева»</text:p>
            <text:p text:style-name="P11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11">Учетная документация</text:p>
            <text:p text:style-name="P11">Форма №007\у</text:p>
            <text:p text:style-name="P11"/>
            <text:p text:style-name="P20">Утверждена приказом</text:p>
            <text:p text:style-name="P21">Минздравсоцразвития России</text:p>
            <text:p text:style-name="P21">от ___ ___________ 20___г. <text:s/>№_____</text:p>
          </table:table-cell>
        </table:table-row>
      </table:table>
      <text:p text:style-name="P18"/>
      <text:p text:style-name="P9"/>
      <text:p text:style-name="P5">Л И С Т О К</text:p>
      <text:p text:style-name="P13">ежедневного учета движения больных и коечного фонда стационара круглосуточного пребывания,</text:p>
      <text:p text:style-name="P13">дневного стационара при больничном учреждении</text:p>
      <text:p text:style-name="P19"><text:span text:style-name="T6"> </text:span><text:change-start text:change-id="ct304444144"/><text:span text:style-name="T6">getData('department.name')</text:span><text:change-end text:change-id="ct304444144"/><text:span text:style-name="T6"> </text:span></text:p>
      <text:p text:style-name="P22"><text:span text:style-name="T3">( </text:span><text:change-start text:change-id="ct304451320"/><text:span text:style-name="T4">formatDateTime('requestData.beginDate')</text:span><text:change-end text:change-id="ct304451320"/><text:span text:style-name="T3">  -    )</text:span></text:p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U"/>
        <table:table-row table:style-name="Таблица1.1">
          <table:table-cell table:style-name="Таблица1.A1" table:number-rows-spanned="4" office:value-type="string">
            <text:p text:style-name="P15"> </text:p>
          </table:table-cell>
          <table:table-cell table:style-name="Таблица1.A1" table:number-rows-spanned="4" office:value-type="string">
            <text:p text:style-name="P7">Ко<text:span text:style-name="T1">д<text:line-break/></text:span></text:p>
          </table:table-cell>
          <table:table-cell table:style-name="Таблица1.A1" table:number-rows-spanned="4" office:value-type="string">
            <text:p text:style-name="P14"> Фактически развернуто коек, включая койки, свернутые на ремонт</text:p>
          </table:table-cell>
          <table:table-cell table:style-name="Таблица1.A1" table:number-rows-spanned="4" office:value-type="string">
            <text:p text:style-name="P17"/>
          </table:table-cell>
          <table:table-cell table:style-name="Таблица1.A1" table:number-columns-spanned="13" office:value-type="string">
            <text:p text:style-name="P5">Движение больных за истекшие сут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4" office:value-type="string">
            <text:p text:style-name="P5">На начало текущего дня</text:p>
          </table:table-cell>
          <table:covered-table-cell/>
          <table:covered-table-cell/>
          <table:covered-table-cell/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table:number-rows-spanned="3" office:value-type="string">
            <text:p text:style-name="P4">Состояло больных на начало истекших суток</text:p>
          </table:table-cell>
          <table:table-cell table:style-name="Таблица1.E2" table:number-columns-spanned="5" office:value-type="string">
            <text:p text:style-name="P5">поступило больных *</text:p>
            <text:p text:style-name="P5">(без переведенных</text:p>
            <text:p text:style-name="P5">внутри больницы)</text:p>
          </table:table-cell>
          <table:covered-table-cell/>
          <table:covered-table-cell/>
          <table:covered-table-cell/>
          <table:covered-table-cell/>
          <table:table-cell table:style-name="Таблица1.E2" table:number-rows-spanned="2" table:number-columns-spanned="2" office:value-type="string">
            <text:p text:style-name="P5">переведено больных внутри больницы</text:p>
          </table:table-cell>
          <table:covered-table-cell/>
          <table:table-cell table:style-name="Таблица1.E2" table:number-columns-spanned="4" office:value-type="string">
            <text:p text:style-name="P5">Выписано *</text:p>
            <text:p text:style-name="P5">больных</text:p>
          </table:table-cell>
          <table:covered-table-cell/>
          <table:covered-table-cell/>
          <table:covered-table-cell/>
          <table:table-cell table:style-name="Таблица1.E2" table:number-rows-spanned="3" office:value-type="string">
            <text:p text:style-name="P3">умерло</text:p>
          </table:table-cell>
          <table:table-cell table:style-name="Таблица1.E2" table:number-rows-spanned="3" office:value-type="string">
            <text:p text:style-name="P3">состоит больных - всего</text:p>
          </table:table-cell>
          <table:table-cell table:style-name="Таблица1.E2" table:number-rows-spanned="3" office:value-type="string">
            <text:p text:style-name="P3">состоит матерей при<text:line-break/>больных детях</text:p>
          </table:table-cell>
          <table:table-cell table:style-name="Таблица1.T2" table:number-columns-spanned="2" office:value-type="string">
            <text:p text:style-name="P5">свободных мест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Таблица1.E2" table:number-rows-spanned="2" office:value-type="string">
            <text:p text:style-name="P4">всего</text:p>
          </table:table-cell>
          <table:table-cell table:style-name="Таблица1.E2" table:number-rows-spanned="2" office:value-type="string">
            <text:p text:style-name="P3">в т.ч. из дневного<text:line-break/>стационара</text:p>
          </table:table-cell>
          <table:table-cell table:style-name="Таблица1.E2" table:number-columns-spanned="3" office:value-type="string">
            <text:p text:style-name="P5">из них (из гр.6)</text:p>
          </table:table-cell>
          <table:covered-table-cell/>
          <table:covered-table-cell/>
          <table:covered-table-cell/>
          <table:covered-table-cell/>
          <table:table-cell table:style-name="Таблица1.E2" table:number-rows-spanned="2" office:value-type="string">
            <text:p text:style-name="P3">всего</text:p>
          </table:table-cell>
          <table:table-cell table:style-name="Таблица1.E2" table:number-columns-spanned="3" office:value-type="string">
            <text:p text:style-name="P5">в т.ч.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E2" table:number-rows-spanned="2" office:value-type="string">
            <text:p text:style-name="P3">мужских</text:p>
          </table:table-cell>
          <table:table-cell table:style-name="Таблица1.T2" table:number-rows-spanned="2" office:value-type="string">
            <text:p text:style-name="P3">женских</text:p>
          </table:table-cell>
        </table:table-row>
        <table:table-row table:style-name="Таблица1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4">сельских жителей</text:p>
          </table:table-cell>
          <table:table-cell table:style-name="Таблица1.E2" office:value-type="string">
            <text:p text:style-name="P3">0-17 лет</text:p>
          </table:table-cell>
          <table:table-cell table:style-name="Таблица1.E2" office:value-type="string">
            <text:p text:style-name="P3">60 лет и старше</text:p>
          </table:table-cell>
          <table:table-cell table:style-name="Таблица1.E2" office:value-type="string">
            <text:p text:style-name="P3">из других отделений</text:p>
          </table:table-cell>
          <table:table-cell table:style-name="Таблица1.E2" office:value-type="string">
            <text:p text:style-name="P3">в другие отделения</text:p>
          </table:table-cell>
          <table:covered-table-cell/>
          <table:table-cell table:style-name="Таблица1.E2" office:value-type="string">
            <text:p text:style-name="P3">переведенных в другие стационары</text:p>
          </table:table-cell>
          <table:table-cell table:style-name="Таблица1.E2" office:value-type="string">
            <text:p text:style-name="P3">в круглосуточный<text:line-break/>стационар</text:p>
          </table:table-cell>
          <table:table-cell table:style-name="Таблица1.E2" office:value-type="string">
            <text:p text:style-name="P3">в дневной стационар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E2" office:value-type="string">
            <text:p text:style-name="P10">1</text:p>
          </table:table-cell>
          <table:table-cell table:style-name="Таблица1.E2" office:value-type="string">
            <text:p text:style-name="P10">2</text:p>
          </table:table-cell>
          <table:table-cell table:style-name="Таблица1.E2" office:value-type="string">
            <text:p text:style-name="P10">3</text:p>
          </table:table-cell>
          <table:table-cell table:style-name="Таблица1.E2" office:value-type="string">
            <text:p text:style-name="P10">4</text:p>
          </table:table-cell>
          <table:table-cell table:style-name="Таблица1.E2" office:value-type="string">
            <text:p text:style-name="P10">5</text:p>
          </table:table-cell>
          <table:table-cell table:style-name="Таблица1.E2" office:value-type="string">
            <text:p text:style-name="P10">6</text:p>
          </table:table-cell>
          <table:table-cell table:style-name="Таблица1.E2" office:value-type="string">
            <text:p text:style-name="P10">7</text:p>
          </table:table-cell>
          <table:table-cell table:style-name="Таблица1.E2" office:value-type="string">
            <text:p text:style-name="P10">8</text:p>
          </table:table-cell>
          <table:table-cell table:style-name="Таблица1.E2" office:value-type="string">
            <text:p text:style-name="P10">9</text:p>
          </table:table-cell>
          <table:table-cell table:style-name="Таблица1.E2" office:value-type="string">
            <text:p text:style-name="P10">10</text:p>
          </table:table-cell>
          <table:table-cell table:style-name="Таблица1.E2" office:value-type="string">
            <text:p text:style-name="P10">11</text:p>
          </table:table-cell>
          <table:table-cell table:style-name="Таблица1.E2" office:value-type="string">
            <text:p text:style-name="P10">12</text:p>
          </table:table-cell>
          <table:table-cell table:style-name="Таблица1.E2" office:value-type="string">
            <text:p text:style-name="P10">13</text:p>
          </table:table-cell>
          <table:table-cell table:style-name="Таблица1.E2" office:value-type="string">
            <text:p text:style-name="P10">14</text:p>
          </table:table-cell>
          <table:table-cell table:style-name="Таблица1.E2" office:value-type="string">
            <text:p text:style-name="P10">15</text:p>
          </table:table-cell>
          <table:table-cell table:style-name="Таблица1.E2" office:value-type="string">
            <text:p text:style-name="P10">16</text:p>
          </table:table-cell>
          <table:table-cell table:style-name="Таблица1.E2" office:value-type="string">
            <text:p text:style-name="P10">17</text:p>
          </table:table-cell>
          <table:table-cell table:style-name="Таблица1.E2" office:value-type="string">
            <text:p text:style-name="P10">18</text:p>
          </table:table-cell>
          <table:table-cell table:style-name="Таблица1.E2" office:value-type="string">
            <text:p text:style-name="P10">19</text:p>
          </table:table-cell>
          <table:table-cell table:style-name="Таблица1.E2" office:value-type="string">
            <text:p text:style-name="P10">20</text:p>
          </table:table-cell>
          <table:table-cell table:style-name="Таблица1.T2" office:value-type="string">
            <text:p text:style-name="P10">21</text:p>
          </table:table-cell>
        </table:table-row>
        <table:table-row>
          <table:table-cell table:style-name="Таблица1.E2" office:value-type="string">
            <text:p text:style-name="P5"><text:span text:style-name="T1">Всего</text:span><office:annotation><dc:creator>&lt;анонимный&gt;</dc:creator><dc:date>2012-08-30T13:04:22.17</dc:date><text:p text:style-name="P28"><text:span text:style-name="T7">do row for count in data['counts']</text:span></text:p></office:annotation></text:p>
          </table:table-cell>
          <table:table-cell table:style-name="Таблица1.E2" office:value-type="string">
            <text:p text:style-name="P5"><text:change-start text:change-id="ct304456936"/>getData('code', count<text:soft-page-break/>)<text:change-end text:change-id="ct304456936"/></text:p>
          </table:table-cell>
          <table:table-cell table:style-name="Таблица1.E2" office:value-type="string">
            <text:p text:style-name="P5"><text:change-start text:change-id="ct304447992"/>getData('deployedBed'<text:soft-page-break/>, count)<text:change-end text:change-id="ct304447992"/></text:p>
          </table:table-cell>
          <table:table-cell table:style-name="Таблица1.E2" office:value-type="string">
            <text:p text:style-name="P5"><text:change-start text:change-id="ct304454024"/>getData('closedBed', <text:soft-page-break/>count)<text:change-end text:change-id="ct304454024"/></text:p>
          </table:table-cell>
          <table:table-cell table:style-name="Таблица1.E2" office:value-type="string">
            <text:p text:style-name="P5"><text:change-start text:change-id="ct304446432"/><text:span text:style-name="T6">getDa</text:span><text:span text:style-name="T6">ta('movement.atB</text:span><text:soft-page-break/><text:span text:style-name="T6">eginin</text:span><text:span text:style-name="T6">gLastDay',</text:span> count)<text:change-end text:change-id="ct304446432"/></text:p>
          </table:table-cell>
          <table:table-cell table:style-name="Таблица1.E2" office:value-type="string">
            <text:p text:style-name="P5"><text:change-start text:change-id="ct304447472"/>getData('movement.rec<text:soft-page-break/>eived.summary', count)<text:change-end text:change-id="ct304447472"/></text:p>
          </table:table-cell>
          <table:table-cell table:style-name="Таблица1.E2" office:value-type="string">
            <text:p text:style-name="P5"><text:change-start text:change-id="ct304450072"/>getData('movement.rec<text:soft-page-break/>eived.fromDayHospital', count)<text:change-end text:change-id="ct304450072"/></text:p>
          </table:table-cell>
          <table:table-cell table:style-name="Таблица1.E2" office:value-type="string">
            <text:p text:style-name="P5"><text:change-start text:change-id="ct304443520"/>getData('movement.rec<text:soft-page-break/>eived.including.villagers', count)<text:change-end text:change-id="ct304443520"/></text:p>
          </table:table-cell>
          <table:table-cell table:style-name="Таблица1.E2" office:value-type="string">
            <text:p text:style-name="P5"><text:change-start text:change-id="ct304456728"/>getData('movement.rec<text:soft-page-break/>eived.including.before17age', count)<text:change-end text:change-id="ct304456728"/></text:p>
          </table:table-cell>
          <table:table-cell table:style-name="Таблица1.E2" office:value-type="string">
            <text:p text:style-name="P5"><text:change-start text:change-id="ct304448096"/>getData('movement.rec<text:soft-page-break/>eived.including.after60age', count)<text:change-end text:change-id="ct304448096"/></text:p>
          </table:table-cell>
          <table:table-cell table:style-name="Таблица1.E2" office:value-type="string">
            <text:p text:style-name="P5"><text:change-start text:change-id="ct304451112"/>getData('movement.mo<text:soft-page-break/>ving.from', count)<text:change-end text:change-id="ct304451112"/></text:p>
          </table:table-cell>
          <table:table-cell table:style-name="Таблица1.E2" office:value-type="string">
            <text:p text:style-name="P5"><text:change-start text:change-id="ct304441440"/>getData('movement.mo<text:soft-page-break/>ving.in', count)<text:change-end text:change-id="ct304441440"/></text:p>
          </table:table-cell>
          <table:table-cell table:style-name="Таблица1.E2" office:value-type="string">
            <text:p text:style-name="P5"><text:change-start text:change-id="ct304448824"/>getData('movement.lea<text:soft-page-break/>ved.summary', count)<text:change-end text:change-id="ct304448824"/></text:p>
          </table:table-cell>
          <table:table-cell table:style-name="Таблица1.E2" office:value-type="string">
            <text:p text:style-name="P5"><text:change-start text:change-id="ct304444768"/>getData('movement.lea<text:soft-page-break/>ved.including.toOtherHospital', count)<text:change-end text:change-id="ct304444768"/></text:p>
          </table:table-cell>
          <table:table-cell table:style-name="Таблица1.E2" office:value-type="string">
            <text:p text:style-name="P5"><text:change-start text:change-id="ct304447160"/>getData('movement.lea<text:soft-page-break/>ved.including.toHourHospital', count)<text:change-end text:change-id="ct304447160"/></text:p>
          </table:table-cell>
          <table:table-cell table:style-name="Таблица1.E2" office:value-type="string">
            <text:p text:style-name="P5"><text:change-start text:change-id="ct304444040"/>getData('movement.lea<text:soft-page-break/>ved.including.toDayHospital', count)<text:change-end text:change-id="ct304444040"/></text:p>
          </table:table-cell>
          <table:table-cell table:style-name="Таблица1.E2" office:value-type="string">
            <text:p text:style-name="P5"><text:change-start text:change-id="ct304446536"/>getData('movement.die<text:soft-page-break/>d', count)<text:change-end text:change-id="ct304446536"/></text:p>
          </table:table-cell>
          <table:table-cell table:style-name="Таблица1.E2" office:value-type="string">
            <text:p text:style-name="P5"><text:change-start text:change-id="ct304447680"/>getData('atBeginingOf<text:soft-page-break/>Day.summary', count)<text:change-end text:change-id="ct304447680"/></text:p>
          </table:table-cell>
          <table:table-cell table:style-name="Таблица1.E2" office:value-type="string">
            <text:p text:style-name="P5"><text:change-start text:change-id="ct304443416"/>getData('atBeginingOf<text:soft-page-break/>Day.mothers', count)<text:change-end text:change-id="ct304443416"/></text:p>
          </table:table-cell>
          <table:table-cell table:style-name="Таблица1.E2" office:value-type="string">
            <text:p text:style-name="P5"><text:change-start text:change-id="ct304445288"/>getData('atBeginingOf<text:soft-page-break/>Day.freePlaces.male', count)<text:change-end text:change-id="ct304445288"/></text:p>
          </table:table-cell>
          <table:table-cell table:style-name="Таблица1.T2" office:value-type="string">
            <text:p text:style-name="P5"><text:change-start text:change-id="ct304449344"/>getData('atBeginingOf<text:soft-page-break/>Day.freePlaces.female', count)<text:change-end text:change-id="ct304449344"/></text:p>
          </table:table-cell>
        </table:table-row>
      </table:table>
      <text:p text:style-name="P23"/>
      <text:p text:style-name="P23"/>
      <text:p text:style-name="P27">оборотная сторона ф. № 007/у</text:p>
      <text:p text:style-name="P24"/>
      <table:table table:name="Таблица2" table:style-name="Таблица2">
        <table:table-column table:style-name="Таблица2.A" table:number-columns-repeated="6"/>
        <table:table-column table:style-name="Таблица2.G"/>
        <table:table-row table:style-name="Таблица2.1">
          <table:table-cell table:style-name="Таблица2.A1" table:number-rows-spanned="2" office:value-type="string">
            <text:p text:style-name="P5">Фамилия, и., о. поступивших</text:p>
          </table:table-cell>
          <table:table-cell table:style-name="Таблица2.A1" table:number-rows-spanned="2" office:value-type="string">
            <text:p text:style-name="P5">Фамилия, и., о., поступивших из круглосуточного стационара</text:p>
          </table:table-cell>
          <table:table-cell table:style-name="Таблица2.A1" table:number-rows-spanned="2" office:value-type="string">
            <text:p text:style-name="P5">Фамилия, и., о. выписанных</text:p>
          </table:table-cell>
          <table:table-cell table:style-name="Таблица2.A1" table:number-columns-spanned="2" office:value-type="string">
            <text:p text:style-name="P5">Фамилия, и., о. переведенных</text:p>
          </table:table-cell>
          <table:covered-table-cell/>
          <table:table-cell table:style-name="Таблица2.A1" table:number-rows-spanned="2" office:value-type="string">
            <text:p text:style-name="P5">Фамилия, и., о. умерших</text:p>
          </table:table-cell>
          <table:table-cell table:style-name="Таблица2.G1" table:number-rows-spanned="2" office:value-type="string">
            <text:p text:style-name="P5">Фамилия, и., о. больных, находящихся во временном отпуску*</text:p>
          </table:table-cell>
        </table:table-row>
        <table:table-row>
          <table:covered-table-cell/>
          <table:covered-table-cell/>
          <table:covered-table-cell/>
          <table:table-cell table:style-name="Таблица2.D2" office:value-type="string">
            <text:p text:style-name="P5">в другие отделения данной больницы</text:p>
          </table:table-cell>
          <table:table-cell table:style-name="Таблица2.D2" office:value-type="string">
            <text:p text:style-name="P5">в другие стационары</text:p>
          </table:table-cell>
          <table:covered-table-cell/>
          <table:covered-table-cell/>
        </table:table-row>
        <table:table-row>
          <table:table-cell table:style-name="Таблица2.A3" office:value-type="float" office:value="1">
            <text:p text:style-name="P2">1</text:p>
          </table:table-cell>
          <table:table-cell table:style-name="Таблица2.A3" office:value-type="float" office:value="2">
            <text:p text:style-name="P5">2</text:p>
          </table:table-cell>
          <table:table-cell table:style-name="Таблица2.A3" office:value-type="float" office:value="3">
            <text:p text:style-name="P5">3</text:p>
          </table:table-cell>
          <table:table-cell table:style-name="Таблица2.A3" office:value-type="float" office:value="4">
            <text:p text:style-name="P5">4</text:p>
          </table:table-cell>
          <table:table-cell table:style-name="Таблица2.A3" office:value-type="float" office:value="5">
            <text:p text:style-name="P5">5</text:p>
          </table:table-cell>
          <table:table-cell table:style-name="Таблица2.A3" office:value-type="float" office:value="6">
            <text:p text:style-name="P5">6</text:p>
          </table:table-cell>
          <table:table-cell table:style-name="Таблица2.G3" office:value-type="float" office:value="7">
            <text:p text:style-name="P5">7</text:p>
          </table:table-cell>
        </table:table-row>
        <table:table-row>
          <table:table-cell table:style-name="Таблица2.D2" office:value-type="string">
            <text:p text:style-name="Table_20_Contents"><text:span text:style-name="T3"> </text:span><text:span text:style-name="T3"><office:annotation><dc:creator>&lt;анонимный&gt;</dc:creator><dc:date>2013-02-20T12:35:16.19</dc:date><text:p text:style-name="P28"><text:span text:style-name="T10">do text <text:s/>for column_1 in data['patients']['received']</text:span></text:p></office:annotation></text:span><text:change-start text:change-id="ct304456000"/><text:span text:style-name="T5">getData('patient.raw', column_1)</text:span><text:change-end text:change-id="ct304456000"/><text:span text:style-name="T3"> <text:line-break/></text:span><text:span text:style-name="T2">(ИБ: </text:span><text:change-start text:change-id="ct304443936"/><text:span text:style-name="T2">getData('externalId', column_1)</text:span><text:change-end text:change-id="ct304443936"/><text:span text:style-name="T3">)<text:line-break/></text:span></text:p>
          </table:table-cell>
          <table:table-cell table:style-name="Таблица2.D2" office:value-type="string">
            <text:p text:style-name="P6"> <office:annotation><dc:creator>&lt;анонимный&gt;</dc:creator><dc:date>2013-02-20T13:25:44.19</dc:date><text:p text:style-name="P28"><text:span text:style-name="T8">do text for column_2 in data['patients']['receivedFromHourHospital'] </text:span></text:p></office:annotation><text:change-start text:change-id="ct304449656"/>getData('patient.raw', column_2)<text:change-end text:change-id="ct304449656"/> <text:line-break/>(ИБ<text:span text:style-name="T1">: </text:span><text:change-start text:change-id="ct304444456"/><text:span text:style-name="T1">getData('externalId', column_2)</text:span><text:change-end text:change-id="ct304444456"/><text:span text:style-name="T1">)<text:line-break/></text:span></text:p>
          </table:table-cell>
          <table:table-cell table:style-name="Таблица2.D2" office:value-type="string">
            <text:p text:style-name="P6"> <office:annotation><dc:creator>&lt;анонимный&gt;</dc:creator><dc:date>2013-02-20T13:33:07.19</dc:date><text:p text:style-name="P28"><text:span text:style-name="T8">do text for column_3 in </text:span><text:span text:style-name="T9">data['patients']['leaved']</text:span></text:p></office:annotation><text:change-start text:change-id="ct304451424"/>getData('patient.raw', column_3)<text:change-end text:change-id="ct304451424"/> <text:line-break/>(ИБ: <text:change-start text:change-id="ct304449032"/>getData('externalId', column_3)<text:change-end text:change-id="ct304449032"/>)<text:line-break/></text:p>
          </table:table-cell>
          <table:table-cell table:style-name="Таблица2.D2" office:value-type="string">
            <text:p text:style-name="P6"> <office:annotation><dc:creator>&lt;анонимный&gt;</dc:creator><dc:date>2013-02-20T15:05:11.20</dc:date><text:p text:style-name="P28"><text:span text:style-name="T8">do text for column_4 in data['patients']['moving']['toDepartment']</text:span></text:p></office:annotation><text:change-start text:change-id="ct304445704"/>getData('patient.raw', column_4)<text:change-end text:change-id="ct304445704"/> <text:line-break/><text:span text:style-name="T1">(ИБ: </text:span><text:change-start text:change-id="ct304452256"/><text:span text:style-name="T1">getData('externalId', column_4)</text:span><text:change-end text:change-id="ct304452256"/><text:span text:style-name="T1">)<text:line-break/></text:span></text:p>
          </table:table-cell>
          <table:table-cell table:style-name="Таблица2.D2" office:value-type="string">
            <text:p text:style-name="P6"> <office:annotation><dc:creator>&lt;анонимный&gt;</dc:creator><dc:date>2013-02-20T15:53:03.20</dc:date><text:p text:style-name="P28"><text:span text:style-name="T8">do text for column_5 in data['patients']['moving']['toHospital']</text:span></text:p></office:annotation><text:change-start text:change-id="ct304448304"/>getData('patient.raw', column_5)<text:change-end text:change-id="ct304448304"/> <text:line-break/>(ИБ: <text:change-start text:change-id="ct304456832"/>getData('externalId', column_5)<text:change-end text:change-id="ct304456832"/>)<text:line-break/></text:p>
          </table:table-cell>
          <table:table-cell table:style-name="Таблица2.D2" office:value-type="string">
            <text:p text:style-name="P6"> <office:annotation><dc:creator>&lt;анонимный&gt;</dc:creator><dc:date>2013-02-20T15:54:32.20</dc:date><text:p text:style-name="P28"><text:span text:style-name="T8">do text for column_6 in data['patients']['died']</text:span></text:p></office:annotation><text:change-start text:change-id="ct304443728"/>getData('patient.raw', column_6)<text:change-end text:change-id="ct304443728"/> <text:line-break/>(ИБ: <text:change-start text:change-id="ct304455584"/>getData('externalId', column_6)<text:change-end text:change-id="ct304455584"/>)<text:line-break/></text:p>
          </table:table-cell>
          <table:table-cell table:style-name="Таблица2.G4" office:value-type="string">
            <text:p text:style-name="P6"/>
          </table:table-cell>
        </table:table-row>
      </table:table>
      <text:p text:style-name="P16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monospace" svg:font-family="monospace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Пустой_20_колонтитул" style:display-name="Пустой колонтитул" style:family="paragraph" style:parent-style-name="Footer" style:next-style-name="Footer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Пустой_20_колонтитул">
      <style:paragraph-properties fo:text-align="end" style:justify-single-word="false"/>
      <style:text-properties style:font-name="Arial" fo:font-size="8pt" fo:language="ru" fo:country="RU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Без_20_колонтитулов" style:display-name="Без колонтитулов" style:page-layout-name="Mpm1" style:next-style-name="Standard"/>
    <style:master-page style:name="First_20_Page" style:display-name="First Page" style:page-layout-name="Mpm2" style:next-style-name="Standard"/>
    <style:master-page style:name="Landscape" style:page-layout-name="Mpm3"/>
    <style:master-page style:name="Таблица" style:page-layout-name="Mpm4">
      <style:footer>
        <text:p text:style-name="MP1">Подпись медицинской сестры: ____________________________</text:p>
      </style:footer>
    </style:master-page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13:30:34</meta:creation-date>
    <dc:date>2013-02-25T13:13:45.93</dc:date>
    <meta:editing-duration>P3DT7H20M46S</meta:editing-duration>
    <meta:editing-cycles>129</meta:editing-cycles>
    <meta:generator>OpenOffice.org/3.4.1$Win32 OpenOffice.org_project/341m1$Build-9593</meta:generator>
    <meta:document-statistic meta:table-count="3" meta:image-count="0" meta:object-count="0" meta:page-count="3" meta:paragraph-count="108" meta:word-count="292" meta:character-count="2725"/>
  </office:meta>
</office:document-meta>
</file>